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="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2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8pt" style:font-size-asian="16pt" style:font-size-complex="16pt"/>
    </style:style>
    <style:style style:name="T1" style:family="text">
      <style:text-properties style:font-name="Times New Roman" fo:font-size="18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3.28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4.8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6.33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7.858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9.382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10.906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3.287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10.907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3.28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10.907cm" svg:y="5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3.28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4.81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6.336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7.86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9.384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10.908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0.513cm" svg:x1="3.286cm" svg:y1="8.239cm" svg:x2="3.288cm" svg:y2="3.667cm" draw:start-shape="id1" draw:start-glue-point="6" draw:end-shape="id2" draw:end-glue-point="6" svg:d="M3286 8239c-1560 0-1561-4572 2-4572" svg:viewBox="0 0 1173 4573">
          <text:p/>
        </draw:connector>
        <draw:connector draw:style-name="gr2" draw:text-style-name="P2" draw:layer="layout" draw:type="curve" draw:line-skew="1.008cm" svg:x1="3.323cm" svg:y1="8.329cm" svg:x2="11.123cm" svg:y2="8.331cm" draw:start-shape="id1" draw:start-glue-point="7" draw:end-shape="id3" draw:end-glue-point="9" svg:d="M3323 8329c0 2362 7800 2361 7800 2" svg:viewBox="0 0 7801 1772">
          <text:p/>
        </draw:connector>
        <draw:connector draw:style-name="gr2" draw:text-style-name="P2" draw:layer="layout" draw:type="line" svg:x1="10.943cm" svg:y1="8.151cm" svg:x2="6.553cm" svg:y2="3.758cm" draw:start-shape="id3" draw:start-glue-point="5" draw:end-shape="id4" draw:end-glue-point="9" svg:d="M10943 8151l-4390-4393" svg:viewBox="0 0 4391 4394">
          <text:p/>
        </draw:connector>
        <draw:connector draw:style-name="gr3" draw:text-style-name="P2" draw:layer="layout" draw:type="line" svg:x1="6.553cm" svg:y1="3.758cm" svg:x2="6.551cm" svg:y2="8.15cm" draw:start-shape="id4" draw:start-glue-point="9" draw:end-shape="id5" draw:end-glue-point="11" svg:d="M6553 3758l-2 4392" svg:viewBox="0 0 3 4393">
          <text:p/>
        </draw:connector>
        <draw:connector draw:style-name="gr3" draw:text-style-name="P2" draw:layer="layout" draw:type="line" svg:x1="6.371cm" svg:y1="8.15cm" svg:x2="3.541cm" svg:y2="5.191cm" draw:start-shape="id5" draw:start-glue-point="5" draw:end-shape="id6" draw:end-glue-point="10" svg:d="M6371 8150l-2830-2959" svg:viewBox="0 0 2831 2960">
          <text:p/>
        </draw:connector>
        <draw:connector draw:style-name="gr4" draw:text-style-name="P2" draw:layer="layout" draw:type="curve" draw:line-skew="-0.196cm" svg:x1="3.287cm" svg:y1="5.191cm" svg:x2="3.286cm" svg:y2="8.239cm" draw:start-shape="id6" draw:start-glue-point="6" draw:end-shape="id1" draw:end-glue-point="6" svg:d="M3287 5191c-1086 0-1085 3048-1 3048" svg:viewBox="0 0 815 3049">
          <text:p/>
        </draw:connector>
        <draw:connector draw:style-name="gr4" draw:text-style-name="P2" draw:layer="layout" draw:type="curve" draw:line-skew="-0.135cm" svg:x1="3.287cm" svg:y1="6.715cm" svg:x2="3.288cm" svg:y2="3.667cm" draw:start-shape="id7" draw:start-glue-point="6" draw:end-shape="id2" draw:end-glue-point="6" svg:d="M3287 6715c-993 0-993-3048 1-3048" svg:viewBox="0 0 747 3049">
          <text:p/>
        </draw:connector>
        <draw:connector draw:style-name="gr5" draw:text-style-name="P2" draw:layer="layout" draw:type="curve" draw:line-skew="-0.381cm" svg:x1="4.937cm" svg:y1="8.366cm" svg:x2="3.323cm" svg:y2="8.329cm" draw:start-shape="id8" draw:start-glue-point="8" draw:end-shape="id1" draw:end-glue-point="7" svg:d="M4937 8366c0 220-1614 239-1614-37" svg:viewBox="0 0 1615 206">
          <text:p/>
        </draw:connector>
        <draw:connector draw:style-name="gr5" draw:text-style-name="P2" draw:layer="layout" draw:type="curve" draw:line-skew="0.063cm" svg:x1="6.461cm" svg:y1="8.367cm" svg:x2="3.323cm" svg:y2="8.329cm" draw:start-shape="id5" draw:start-glue-point="8" draw:end-shape="id1" draw:end-glue-point="7" svg:d="M6461 8367c0 886-3138 905-3138-38" svg:viewBox="0 0 3139 706">
          <text:p/>
        </draw:connector>
        <draw:connector draw:style-name="gr5" draw:text-style-name="P2" draw:layer="layout" draw:type="curve" draw:line-skew="0.254cm" svg:x1="7.985cm" svg:y1="8.367cm" svg:x2="3.323cm" svg:y2="8.329cm" draw:start-shape="id9" draw:start-glue-point="8" draw:end-shape="id1" draw:end-glue-point="7" svg:d="M7985 8367c0 1173-4662 1192-4662-38" svg:viewBox="0 0 4663 921">
          <text:p/>
        </draw:connector>
        <draw:connector draw:style-name="gr5" draw:text-style-name="P2" draw:layer="layout" draw:type="curve" draw:line-skew="0.563cm" svg:x1="9.599cm" svg:y1="8.33cm" svg:x2="3.413cm" svg:y2="8.366cm" draw:start-shape="id10" draw:start-glue-point="9" draw:end-shape="id1" draw:end-glue-point="8" svg:d="M9599 8330c0 1692-6186 1674-6186 36" svg:viewBox="0 0 6187 1268">
          <text:p/>
        </draw:connector>
        <draw:connector draw:style-name="gr5" draw:text-style-name="P2" draw:layer="layout" draw:type="curve" draw:line-skew="0.57cm" svg:x1="4.937cm" svg:y1="8.366cm" svg:x2="11.123cm" svg:y2="8.331cm" draw:start-shape="id8" draw:start-glue-point="8" draw:end-shape="id3" draw:end-glue-point="9" svg:d="M4937 8366c0 1650 6186 1667 6186-35" svg:viewBox="0 0 6187 1276">
          <text:p/>
        </draw:connector>
        <draw:connector draw:style-name="gr5" draw:text-style-name="P2" draw:layer="layout" draw:type="curve" draw:line-skew="0.173cm" svg:x1="6.461cm" svg:y1="8.367cm" svg:x2="11.123cm" svg:y2="8.331cm" draw:start-shape="id5" draw:start-glue-point="8" draw:end-shape="id3" draw:end-glue-point="9" svg:d="M6461 8367c0 1053 4662 1071 4662-36" svg:viewBox="0 0 4663 829">
          <text:p/>
        </draw:connector>
        <draw:connector draw:style-name="gr5" draw:text-style-name="P2" draw:layer="layout" draw:type="curve" svg:x1="7.985cm" svg:y1="8.367cm" svg:x2="11.033cm" svg:y2="8.368cm" draw:start-shape="id9" draw:start-glue-point="8" draw:end-shape="id3" draw:end-glue-point="8" svg:d="M7985 8367c0 793 3048 793 3048 1" svg:viewBox="0 0 3049 596">
          <text:p/>
        </draw:connector>
        <draw:connector draw:style-name="gr5" draw:text-style-name="P2" draw:layer="layout" draw:type="curve" draw:line-skew="-0.383cm" svg:x1="9.599cm" svg:y1="8.33cm" svg:x2="11.033cm" svg:y2="8.368cm" draw:start-shape="id10" draw:start-glue-point="9" draw:end-shape="id3" draw:end-glue-point="8" svg:d="M9599 8330c0 274 1434 255 1434 38" svg:viewBox="0 0 1435 204">
          <text:p/>
        </draw:connector>
        <draw:connector draw:style-name="gr5" draw:text-style-name="P2" draw:layer="layout" draw:type="curve" draw:line-skew="0.243cm" svg:x1="4.939cm" svg:y1="3.54cm" svg:x2="3.415cm" svg:y2="3.54cm" draw:start-shape="id11" draw:start-glue-point="4" draw:end-shape="id2" draw:end-glue-point="4" svg:d="M4939 3540c0-426-1524-426-1524 0" svg:viewBox="0 0 1525 320">
          <text:p/>
        </draw:connector>
        <draw:connector draw:style-name="gr5" draw:text-style-name="P2" draw:layer="layout" draw:type="curve" svg:x1="6.463cm" svg:y1="3.541cm" svg:x2="3.415cm" svg:y2="3.54cm" draw:start-shape="id4" draw:start-glue-point="4" draw:end-shape="id2" draw:end-glue-point="4" svg:d="M6463 3541c0-792-3048-791-3048-1" svg:viewBox="0 0 3049 595">
          <text:p/>
        </draw:connector>
        <draw:connector draw:style-name="gr5" draw:text-style-name="P2" draw:layer="layout" draw:type="curve" draw:line-skew="-0.255cm" svg:x1="7.987cm" svg:y1="3.541cm" svg:x2="3.505cm" svg:y2="3.577cm" draw:start-shape="id12" draw:start-glue-point="4" draw:end-shape="id2" draw:end-glue-point="11" svg:d="M7987 3541c0-1174-4482-1192-4482 36" svg:viewBox="0 0 4483 920">
          <text:p/>
        </draw:connector>
        <draw:connector draw:style-name="gr5" draw:text-style-name="P2" draw:layer="layout" draw:type="curve" draw:line-skew="-0.518cm" svg:x1="9.511cm" svg:y1="3.541cm" svg:x2="3.415cm" svg:y2="3.54cm" draw:start-shape="id13" draw:start-glue-point="4" draw:end-shape="id2" draw:end-glue-point="4" svg:d="M9511 3541c0-1569-6096-1568-6096-1" svg:viewBox="0 0 6097 1177">
          <text:p/>
        </draw:connector>
        <draw:connector draw:style-name="gr5" draw:text-style-name="P2" draw:layer="layout" draw:type="curve" draw:line-skew="0.243cm" svg:x1="9.511cm" svg:y1="3.541cm" svg:x2="11.035cm" svg:y2="3.542cm" draw:start-shape="id13" draw:start-glue-point="4" draw:end-shape="id14" draw:end-glue-point="4" svg:d="M9511 3541c0-426 1524-426 1524 1" svg:viewBox="0 0 1525 321">
          <text:p/>
        </draw:connector>
        <draw:connector draw:style-name="gr5" draw:text-style-name="P2" draw:layer="layout" draw:type="curve" draw:line-skew="-0.138cm" svg:x1="7.987cm" svg:y1="3.541cm" svg:x2="11.035cm" svg:y2="3.542cm" draw:start-shape="id12" draw:start-glue-point="4" draw:end-shape="id14" draw:end-glue-point="4" svg:d="M7987 3541c0-997 3048-998 3048 1" svg:viewBox="0 0 3049 750">
          <text:p/>
        </draw:connector>
        <draw:connector draw:style-name="gr5" draw:text-style-name="P2" draw:layer="layout" draw:type="curve" svg:x1="6.463cm" svg:y1="3.541cm" svg:x2="10.945cm" svg:y2="3.579cm" draw:start-shape="id4" draw:start-glue-point="4" draw:end-shape="id14" draw:end-glue-point="5" svg:d="M6463 3541c0-790 4482-809 4482 38" svg:viewBox="0 0 4483 634">
          <text:p/>
        </draw:connector>
        <draw:connector draw:style-name="gr5" draw:text-style-name="P2" draw:layer="layout" draw:type="curve" draw:line-skew="-0.509cm" svg:x1="4.939cm" svg:y1="3.54cm" svg:x2="10.945cm" svg:y2="3.579cm" draw:start-shape="id11" draw:start-glue-point="4" draw:end-shape="id14" draw:end-glue-point="5" svg:d="M4939 3540c0-1554 6006-1573 6006 39" svg:viewBox="0 0 6007 1208">
          <text:p/>
        </draw:connector>
        <draw:connector draw:style-name="gr3" draw:text-style-name="P2" draw:layer="layout" draw:type="curve" draw:line-skew="-0.772cm" svg:x1="3.415cm" svg:y1="3.54cm" svg:x2="11.035cm" svg:y2="3.542cm" draw:start-shape="id2" draw:start-glue-point="4" draw:end-shape="id14" draw:end-glue-point="4" svg:d="M3415 3540c0-1948 7620-1949 7620 2" svg:viewBox="0 0 7621 1464">
          <text:p/>
        </draw:connector>
        <draw:connector draw:style-name="gr5" draw:text-style-name="P2" draw:layer="layout" draw:type="curve" draw:line-skew="0.243cm" svg:x1="3.287cm" svg:y1="5.191cm" svg:x2="3.288cm" svg:y2="3.667cm" draw:start-shape="id6" draw:start-glue-point="6" draw:end-shape="id2" draw:end-glue-point="6" svg:d="M3287 5191c-426 0-426-1524 1-1524" svg:viewBox="0 0 321 1525">
          <text:p/>
        </draw:connector>
        <draw:connector draw:style-name="gr5" draw:text-style-name="P2" draw:layer="layout" draw:type="curve" draw:line-skew="0.19cm" svg:x1="3.287cm" svg:y1="6.715cm" svg:x2="3.323cm" svg:y2="8.329cm" draw:start-shape="id7" draw:start-glue-point="6" draw:end-shape="id1" draw:end-glue-point="7" svg:d="M3287 6715c-507 0-525 1614 36 1614" svg:viewBox="0 0 420 1615">
          <text:p/>
        </draw:connector>
        <draw:connector draw:style-name="gr5" draw:text-style-name="P2" draw:layer="layout" draw:type="curve" draw:line-skew="-0.246cm" svg:x1="11.161cm" svg:y1="6.717cm" svg:x2="11.16cm" svg:y2="8.241cm" draw:start-shape="id15" draw:start-glue-point="10" draw:end-shape="id3" draw:end-glue-point="10" svg:d="M11161 6717c423 0 423 1524-1 1524" svg:viewBox="0 0 319 1525">
          <text:p/>
        </draw:connector>
        <draw:connector draw:style-name="gr5" draw:text-style-name="P2" draw:layer="layout" draw:type="curve" draw:line-skew="-0.059cm" svg:x1="11.161cm" svg:y1="5.193cm" svg:x2="11.16cm" svg:y2="8.241cm" draw:start-shape="id16" draw:start-glue-point="10" draw:end-shape="id3" draw:end-glue-point="10" svg:d="M11161 5193c703 0 704 3048-1 3048" svg:viewBox="0 0 530 3049">
          <text:p/>
        </draw:connector>
        <draw:connector draw:style-name="gr5" draw:text-style-name="P2" draw:layer="layout" draw:type="curve" draw:line-skew="-0.314cm" svg:x1="11.161cm" svg:y1="5.193cm" svg:x2="11.162cm" svg:y2="3.669cm" draw:start-shape="id16" draw:start-glue-point="10" draw:end-shape="id14" draw:end-glue-point="10" svg:d="M11161 5193c322 0 322-1524 1-1524" svg:viewBox="0 0 243 1525">
          <text:p/>
        </draw:connector>
        <draw:connector draw:style-name="gr5" draw:text-style-name="P2" draw:layer="layout" draw:type="curve" draw:line-skew="-0.027cm" svg:x1="11.161cm" svg:y1="6.717cm" svg:x2="11.162cm" svg:y2="3.669cm" draw:start-shape="id15" draw:start-glue-point="10" draw:end-shape="id14" draw:end-glue-point="10" svg:d="M11161 6717c753 0 752-3048 1-3048" svg:viewBox="0 0 566 3049">
          <text:p/>
        </draw:connector>
        <draw:connector draw:style-name="gr3" draw:text-style-name="P2" draw:layer="layout" draw:type="curve" draw:line-skew="0.134cm" svg:x1="11.162cm" svg:y1="3.669cm" svg:x2="11.16cm" svg:y2="8.241cm" draw:start-shape="id14" draw:start-glue-point="10" draw:end-shape="id3" draw:end-glue-point="10" svg:d="M11162 3669c993 0 994 4572-2 4572" svg:viewBox="0 0 748 4573">
          <text:p/>
        </draw:connector>
        <draw:connector draw:style-name="gr3" draw:text-style-name="P2" draw:layer="layout" draw:type="line" svg:x1="4.847cm" svg:y1="8.149cm" svg:x2="3.504cm" svg:y2="6.805cm" draw:start-shape="id8" draw:start-glue-point="5" draw:end-shape="id7" draw:end-glue-point="9" svg:d="M4847 8149l-1343-1344" svg:viewBox="0 0 1344 1345">
          <text:p/>
        </draw:connector>
        <draw:connector draw:style-name="gr3" draw:text-style-name="P2" draw:layer="layout" draw:type="line" svg:x1="7.895cm" svg:y1="8.15cm" svg:x2="3.505cm" svg:y2="3.757cm" draw:start-shape="id9" draw:start-glue-point="5" draw:end-shape="id2" draw:end-glue-point="9" svg:d="M7895 8150l-4390-4393" svg:viewBox="0 0 4391 4394">
          <text:p/>
        </draw:connector>
        <draw:connector draw:style-name="gr3" draw:text-style-name="P2" draw:layer="layout" draw:type="line" svg:x1="9.509cm" svg:y1="8.113cm" svg:x2="5.029cm" svg:y2="3.757cm" draw:start-shape="id10" draw:start-glue-point="4" draw:end-shape="id11" draw:end-glue-point="9" svg:d="M9509 8113l-4480-4356" svg:viewBox="0 0 4481 4357">
          <text:p/>
        </draw:connector>
        <draw:connector draw:style-name="gr3" draw:text-style-name="P2" draw:layer="layout" draw:type="line" svg:x1="8.077cm" svg:y1="3.758cm" svg:x2="10.944cm" svg:y2="6.627cm" draw:start-shape="id12" draw:start-glue-point="9" draw:end-shape="id15" draw:end-glue-point="5" svg:d="M8077 3758l2867 2869" svg:viewBox="0 0 2868 2870">
          <text:p/>
        </draw:connector>
        <draw:connector draw:style-name="gr3" draw:text-style-name="P2" draw:layer="layout" draw:type="line" svg:x1="9.601cm" svg:y1="3.758cm" svg:x2="10.944cm" svg:y2="5.103cm" draw:start-shape="id13" draw:start-glue-point="9" draw:end-shape="id16" draw:end-glue-point="5" svg:d="M9601 3758l1343 1345" svg:viewBox="0 0 1344 1346">
          <text:p/>
        </draw:connector>
        <draw:connector draw:style-name="gr3" draw:text-style-name="P2" draw:layer="layout" draw:type="line" svg:x1="7.987cm" svg:y1="3.795cm" svg:x2="7.985cm" svg:y2="8.113cm" draw:start-shape="id12" draw:start-glue-point="8" draw:end-shape="id9" draw:end-glue-point="4" svg:d="M7987 3795l-2 4318" svg:viewBox="0 0 3 4319">
          <text:p/>
        </draw:connector>
        <draw:connector draw:style-name="gr3" draw:text-style-name="P2" draw:layer="layout" draw:type="line" svg:x1="9.511cm" svg:y1="3.795cm" svg:x2="9.509cm" svg:y2="8.113cm" draw:start-shape="id13" draw:start-glue-point="8" draw:end-shape="id10" draw:end-glue-point="4" svg:d="M9511 3795l-2 4318" svg:viewBox="0 0 3 4319">
          <text:p/>
        </draw:connector>
        <draw:connector draw:style-name="gr3" draw:text-style-name="P2" draw:layer="layout" draw:type="line" svg:x1="4.939cm" svg:y1="3.794cm" svg:x2="4.937cm" svg:y2="8.112cm" draw:start-shape="id11" draw:start-glue-point="8" draw:end-shape="id8" draw:end-glue-point="4" svg:d="M4939 3794l-2 4318" svg:viewBox="0 0 3 4319">
          <text:p/>
        </draw:connector>
        <draw:connector draw:style-name="gr3" draw:text-style-name="P2" draw:layer="layout" draw:type="line" svg:x1="3.541cm" svg:y1="5.191cm" svg:x2="10.907cm" svg:y2="5.193cm" draw:start-shape="id6" draw:start-glue-point="10" draw:end-shape="id16" draw:end-glue-point="6" svg:d="M3541 5191l7366 2" svg:viewBox="0 0 7367 3">
          <text:p/>
        </draw:connector>
        <draw:connector draw:style-name="gr3" draw:text-style-name="P2" draw:layer="layout" draw:type="line" svg:x1="3.541cm" svg:y1="6.715cm" svg:x2="10.907cm" svg:y2="6.717cm" draw:start-shape="id7" draw:start-glue-point="10" draw:end-shape="id15" draw:end-glue-point="6" svg:d="M3541 6715l7366 2" svg:viewBox="0 0 7367 3">
          <text:p/>
        </draw:connector>
        <draw:frame draw:style-name="gr6" draw:text-style-name="P3" draw:layer="layout" svg:width="1.721cm" svg:height="0.954cm" svg:x="1.662cm" svg:y="8.32cm">
          <draw:text-box>
            <text:p><text:span text:style-name="T1">(0,0)</text:span></text:p>
          </draw:text-box>
        </draw:frame>
        <draw:frame draw:style-name="gr6" draw:text-style-name="P3" draw:layer="layout" svg:width="1.721cm" svg:height="0.954cm" svg:x="11.163cm" svg:y="2.72cm">
          <draw:text-box>
            <text:p><text:span text:style-name="T1">(5,3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2T00:57:38.275000000</meta:creation-date>
    <dc:date>2020-05-22T02:37:34.210000000</dc:date>
    <meta:editing-duration>PT10M49S</meta:editing-duration>
    <meta:editing-cycles>3</meta:editing-cycles>
    <meta:generator>LibreOffice/6.3.2.2$Windows_X86_64 LibreOffice_project/98b30e735bda24bc04ab42594c85f7fd8be07b9c</meta:generator>
    <meta:document-statistic meta:object-count="59"/>
  </office:meta>
</office:document-meta>
</file>